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st March : Apply for job : https://www.reading.ac.uk/15/about/jobs/about-job-details.aspx?vacancy_id=8339729qax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wnload Model data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nd March: http://www.jobs.ac.uk/job/AMX252/research-associate-climate-modelling/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4<text:span text:style-name="T1">th</text:span> Marhc: <text:a xlink:href="http://www.jobs.ac.uk/job/AMT420/teaching-fellow-in-environmental-gis/" xlink:type="simple">http://www.jobs.ac.uk/job/AMT420/teaching-fellow-in-environmental-gis/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4th march: https://www.reading.ac.uk/15/about/jobs/about-job-details.aspx?vacancy_id=8339729qax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8th Feb: Job:http://admin.exeter.ac.uk/personnel/jobs/R51728.pdf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<text:s text:c="4"/>Tidy cover letter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8<text:span text:style-name="T1">th</text:span> March: <text:a xlink:href="https://www.reading.ac.uk/15/about/jobs/about-job-details.aspx?vacancy_id=4419499v21" xlink:type="simple">https://www.reading.ac.uk/15/about/jobs/about-job-details.aspx?vacancy_id=4419499v21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<text:s text:c="4"/>Tidy job spec</text:p>
          </table:table-cell>
          <table:covered-table-cell table:number-columns-repeated="6" table:style-name="ce4"/>
          <table:table-cell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<text:s text:c="4"/>rearrange cv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>
            <text:p>R plotting toutirials</text:p>
          </table:table-cell>
          <table:table-cell table:style-name="ce11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>
            <text:p>Make cv maker into package</text:p>
          </table:table-cell>
          <table:table-cell table:style-name="ce11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>
            <text:p>Make scholar grab into package</text:p>
          </table:table-cell>
          <table:table-cell table:style-name="ce11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24T10:01:44.282603283</dc:date>
    <dc:creator>Douglas Kelley</dc:creator>
    <meta:editing-duration>P9DT1H54M40S</meta:editing-duration>
    <meta:editing-cycles>24</meta:editing-cycles>
    <meta:generator>LibreOffice/4.4.6.3$Linux_X86_64 LibreOffice_project/40m0$Build-3</meta:generator>
    <meta:document-statistic meta:table-count="2" meta:cell-count="32" meta:object-count="0"/>
  </office:meta>
</office:document-meta>
</file>